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text-properties officeooo:rsid="006905bd" officeooo:paragraph-rsid="007112b4"/>
    </style:style>
    <style:style style:name="P19" style:family="paragraph" style:parent-style-name="Text_20_body">
      <style:text-properties officeooo:rsid="006905bd" officeooo:paragraph-rsid="00740fac"/>
    </style:style>
    <style:style style:name="P20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21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2" style:family="paragraph" style:parent-style-name="Text_20_body">
      <style:text-properties officeooo:rsid="006905bd" officeooo:paragraph-rsid="0075ee55"/>
    </style:style>
    <style:style style:name="P23" style:family="paragraph" style:parent-style-name="Text_20_body">
      <style:text-properties officeooo:paragraph-rsid="0075ee55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75dcf9"/>
    </style:style>
    <style:style style:name="T16" style:family="text">
      <style:text-properties officeooo:rsid="006905bd"/>
    </style:style>
    <style:style style:name="T17" style:family="text">
      <style:text-properties officeooo:rsid="0075ee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20"/>
      <text:p text:style-name="P23"><text:span text:style-name="T17">13.09.2019 - Added chapter 7.2.8.2 Editors - 3D View - Header - Edit mode - Mesh menu.pdf</text:span></text:p>
      <text:p text:style-name="P22">0<text:span text:style-name="T15">5</text:span>.09.2019 - Updated chapter 7.2.8.1 Editors - 3D View - Header - Edit mode - Add menu<text:span text:style-name="T15">. Small fixes at 7.2.7 Editors - 3D View - Header - Object menu and 35 Bforartists History</text:span></text:p>
      <text:p text:style-name="P19">03.09.2019 - Updated chapter 24 Editors - Outliner</text:p>
      <text:p text:style-name="P19">02.09.2019 - Added chapter 7.2.7 Editors - 3D View - Header - Object menu</text:p>
      <text:p text:style-name="P18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<text:soft-page-break/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5M28S</meta:editing-duration>
    <meta:editing-cycles>94</meta:editing-cycles>
    <meta:generator>LibreOffice/6.3.0.4$Windows_X86_64 LibreOffice_project/057fc023c990d676a43019934386b85b21a9ee99</meta:generator>
    <dc:date>2019-09-13T13:27:29.431000000</dc:date>
    <meta:document-statistic meta:table-count="1" meta:image-count="0" meta:object-count="0" meta:page-count="2" meta:paragraph-count="47" meta:word-count="504" meta:character-count="2935" meta:non-whitespace-character-count="2473"/>
    <meta:template xlink:type="simple" xlink:actuate="onRequest" xlink:title="standard1cm" xlink:href="../../../../AppData/Roaming/LibreOffice/4/user/template/standard1cm.ott" meta:date="2016-03-28T18:47:57.125000000"/>
  </office:meta>
</office:document-meta>
</file>